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293d1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/>
    </style:style>
    <style:style style:name="P4" style:family="paragraph" style:parent-style-name="Standard">
      <style:text-properties fo:font-size="14pt" officeooo:paragraph-rsid="001293d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rsid="0015db20" officeooo:paragraph-rsid="0015db20" style:font-size-asian="14pt" style:font-weight-asian="bold" style:font-weight-complex="bold"/>
    </style:style>
    <style:style style:name="P6" style:family="paragraph" style:parent-style-name="Standard">
      <style:text-properties officeooo:paragraph-rsid="001293d1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officeooo:paragraph-rsid="001293d1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officeooo:paragraph-rsid="001293d1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paragraph-rsid="001293d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language="ru" fo:country="RU" officeooo:rsid="0015db20" officeooo:paragraph-rsid="0015db20" style:font-size-asian="14pt" style:font-size-complex="14pt"/>
    </style:style>
    <style:style style:name="P11" style:family="paragraph" style:parent-style-name="Standard">
      <style:paragraph-properties fo:margin-left="0cm" fo:margin-right="0cm" fo:text-indent="0.953cm" style:auto-text-indent="false"/>
      <style:text-properties fo:language="ru" fo:country="RU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.953cm" style:auto-text-indent="false"/>
      <style:text-properties fo:language="ru" fo:country="RU" officeooo:paragraph-rsid="001cea69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5db20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1cea69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ru" fo:country="RU" officeooo:rsid="001cea69" officeooo:paragraph-rsid="001cea69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US" officeooo:rsid="001ed019" officeooo:paragraph-rsid="001ed019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US" officeooo:rsid="0020c3de" officeooo:paragraph-rsid="001ed019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US" officeooo:rsid="0022a7eb" officeooo:paragraph-rsid="0022a7eb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language="ru" fo:country="RU" officeooo:paragraph-rsid="00176275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76275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b5c0d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language="ru" fo:country="RU" officeooo:rsid="00176275" officeooo:paragraph-rsid="001b5c0d"/>
    </style:style>
    <style:style style:name="P24" style:family="paragraph" style:parent-style-name="Standard">
      <style:paragraph-properties fo:margin-left="1.588cm" fo:margin-right="0cm" fo:text-indent="0cm" style:auto-text-indent="false"/>
      <style:text-properties fo:font-variant="normal" fo:text-transform="none" fo:color="#333333" style:font-name="Arial" fo:font-size="10.5pt" fo:letter-spacing="normal" fo:language="ru" fo:country="RU" fo:font-style="normal" fo:font-weight="normal" officeooo:rsid="0015db20" officeooo:paragraph-rsid="0015db20"/>
    </style:style>
    <style:style style:name="P25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1b5c0d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25698b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28" style:family="paragraph" style:parent-style-name="Standard">
      <style:paragraph-properties style:snap-to-layout-grid="false"/>
      <style:text-properties fo:font-size="14pt" fo:language="ru" fo:country="RU" officeooo:rsid="0025698b" officeooo:paragraph-rsid="0025698b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fo:language="ru" fo:country="RU" officeooo:rsid="0025698b" officeooo:paragraph-rsid="0025698b" style:font-size-asian="14pt" style:font-size-complex="14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698b" officeooo:paragraph-rsid="0025698b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db20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698b"/>
    </style:style>
    <style:style style:name="P3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3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officeooo:rsid="0015db20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officeooo:rsid="0015db20" style:font-weight-asian="bold" style:font-weight-complex="bold"/>
    </style:style>
    <style:style style:name="T6" style:family="text">
      <style:text-properties fo:language="ru" fo:country="RU" officeooo:rsid="0015db20"/>
    </style:style>
    <style:style style:name="T7" style:family="text">
      <style:text-properties fo:language="ru" fo:country="RU" officeooo:rsid="0019f92f"/>
    </style:style>
    <style:style style:name="T8" style:family="text">
      <style:text-properties fo:language="ru" fo:country="RU" officeooo:rsid="001b5c0d"/>
    </style:style>
    <style:style style:name="T9" style:family="text">
      <style:text-properties fo:language="ru" fo:country="RU" officeooo:rsid="001cea69"/>
    </style:style>
    <style:style style:name="T10" style:family="text">
      <style:text-properties fo:language="ru" fo:country="RU" officeooo:rsid="0019cb2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5db20"/>
    </style:style>
    <style:style style:name="T13" style:family="text">
      <style:text-properties fo:language="en" fo:country="US" officeooo:rsid="001b5c0d"/>
    </style:style>
    <style:style style:name="T14" style:family="text">
      <style:text-properties fo:language="en" fo:country="US" officeooo:rsid="001cea69"/>
    </style:style>
    <style:style style:name="T15" style:family="text">
      <style:text-properties fo:language="en" fo:country="US" officeooo:rsid="0020c3de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color="#ff0000" fo:font-size="14pt" fo:language="ru" fo:country="RU" fo:font-weight="bold" officeooo:rsid="0025698b" style:font-size-asian="14pt" style:font-weight-asian="bold" style:font-size-complex="14pt"/>
    </style:style>
    <style:style style:name="T18" style:family="text">
      <style:text-properties fo:text-transform="uppercase" style:font-size-complex="14pt"/>
    </style:style>
    <style:style style:name="T19" style:family="text">
      <style:text-properties fo:text-transform="uppercase" fo:language="ru" fo:country="RU" officeooo:rsid="0025698b" style:font-size-complex="14pt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color="#000000" fo:font-size="14pt" fo:language="en" fo:country="US" fo:font-weight="bold" officeooo:rsid="0015db20" style:font-size-asian="14pt" style:font-weight-asian="bold" style:font-size-complex="14pt"/>
    </style:style>
    <style:style style:name="T22" style:family="text">
      <style:text-properties fo:color="#000000" fo:font-size="14pt" officeooo:rsid="0015db20" style:font-size-asian="14pt" style:font-size-complex="14pt"/>
    </style:style>
    <style:style style:name="T23" style:family="text">
      <style:text-properties fo:color="#000000" fo:font-size="14pt" fo:language="ru" fo:country="RU" fo:font-weight="bold" officeooo:rsid="0025698b" style:font-size-asian="14pt" style:font-weight-asian="bold" style:font-size-complex="14pt"/>
    </style:style>
    <style:style style:name="T24" style:family="text">
      <style:text-properties fo:font-variant="normal" fo:text-transform="none" fo:color="#000000" fo:font-size="14pt" style:font-size-asian="14pt" style:font-size-complex="14pt"/>
    </style:style>
    <style:style style:name="T25" style:family="text">
      <style:text-properties fo:font-variant="normal" fo:text-transform="none" fo:color="#000000" fo:font-size="14pt" fo:language="ru" fo:country="RU" fo:font-weight="bold" officeooo:rsid="0015db20" style:font-size-asian="14pt" style:font-weight-asian="bold" style:font-name-complex="Times New Roman" style:font-size-complex="14pt" style:font-weight-complex="bold"/>
    </style:style>
    <style:style style:name="T26" style:family="text">
      <style:text-properties fo:font-variant="normal" fo:text-transform="none" fo:color="#000000" fo:font-size="14pt" fo:language="en" fo:country="US" fo:font-weight="bold" officeooo:rsid="0015db20" style:font-size-asian="14pt" style:font-weight-asian="bold" style:font-name-complex="Times New Roman" style:font-size-complex="14pt" style:font-weight-complex="bold"/>
    </style:style>
    <style:style style:name="T27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5db20"/>
    </style:style>
    <style:style style:name="T28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9f92f"/>
    </style:style>
    <style:style style:name="T29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b5c0d"/>
    </style:style>
    <style:style style:name="T30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76275"/>
    </style:style>
    <style:style style:name="T31" style:family="text">
      <style:text-properties fo:font-variant="normal" fo:text-transform="none" fo:color="#333333" style:font-name="Arial" fo:font-size="10.5pt" fo:letter-spacing="normal" fo:language="ru" fo:country="RU" fo:font-style="normal" fo:font-weight="bold" officeooo:rsid="0015db20" style:font-weight-asian="bold" style:font-weight-complex="bold"/>
    </style:style>
    <style:style style:name="T32" style:family="text">
      <style:text-properties fo:font-variant="normal" fo:text-transform="none" fo:color="#333333" style:font-name="Arial" fo:font-size="10.5pt" fo:letter-spacing="normal" fo:language="ru" fo:country="RU" fo:font-style="italic" fo:font-weight="normal" officeooo:rsid="0015db20" style:font-style-asian="italic" style:font-style-complex="italic"/>
    </style:style>
    <style:style style:name="T33" style:family="text">
      <style:text-properties fo:font-variant="normal" fo:text-transform="none" fo:color="#333333" style:font-name="Arial" fo:font-size="10.5pt" fo:letter-spacing="normal" fo:language="ru" fo:country="RU" fo:font-style="italic" fo:font-weight="bold" officeooo:rsid="0015db20" style:font-style-asian="italic" style:font-weight-asian="bold" style:font-style-complex="italic" style:font-weight-complex="bold"/>
    </style:style>
    <style:style style:name="T34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5db20"/>
    </style:style>
    <style:style style:name="T35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76275"/>
    </style:style>
    <style:style style:name="T36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20c3de"/>
    </style:style>
    <style:style style:name="T37" style:family="text">
      <style:text-properties fo:font-variant="normal" fo:text-transform="none" fo:color="#333333" style:font-name="Arial" fo:font-size="10.5pt" fo:letter-spacing="normal" fo:language="en" fo:country="US" fo:font-style="normal" fo:font-weight="bold" officeooo:rsid="0015db20" style:font-weight-asian="bold" style:font-weight-complex="bold"/>
    </style:style>
    <style:style style:name="T38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9" style:family="text">
      <style:text-properties style:font-name="Arial" fo:font-size="10.5pt" fo:font-style="normal" fo:font-weight="normal"/>
    </style:style>
    <style:style style:name="T40" style:family="text">
      <style:text-properties style:font-name="Arial" fo:font-size="10.5pt" fo:font-style="normal" fo:font-weight="normal" officeooo:rsid="00176275"/>
    </style:style>
    <style:style style:name="T41" style:family="text">
      <style:text-properties style:font-name="Arial" fo:font-size="10.5pt" fo:font-style="normal" fo:font-weight="bold" style:font-weight-asian="bold" style:font-weight-complex="bold"/>
    </style:style>
    <style:style style:name="T42" style:family="text">
      <style:text-properties style:font-name="Arial" fo:font-size="10.5pt" fo:font-style="normal" fo:font-weight="bold" officeooo:rsid="00176275" style:font-weight-asian="bold" style:font-weight-complex="bold"/>
    </style:style>
    <style:style style:name="T43" style:family="text">
      <style:text-properties style:font-name="Arial" fo:font-size="10.5pt" fo:language="ru" fo:country="RU" fo:font-style="normal" fo:font-weight="normal"/>
    </style:style>
    <style:style style:name="T44" style:family="text">
      <style:text-properties style:font-name="Arial" fo:font-size="10.5pt" fo:language="ru" fo:country="RU" fo:font-style="normal" fo:font-weight="normal" officeooo:rsid="0015db20"/>
    </style:style>
    <style:style style:name="T45" style:family="text">
      <style:text-properties style:font-name="Arial" fo:font-size="10.5pt" fo:language="ru" fo:country="RU" fo:font-style="normal" fo:font-weight="normal" officeooo:rsid="00176275"/>
    </style:style>
    <style:style style:name="T46" style:family="text">
      <style:text-properties style:font-name="Arial" fo:font-size="10.5pt" fo:language="ru" fo:country="RU" fo:font-style="normal" fo:font-weight="normal" officeooo:rsid="0019f92f"/>
    </style:style>
    <style:style style:name="T47" style:family="text">
      <style:text-properties style:font-name="Arial" fo:font-size="10.5pt" fo:language="ru" fo:country="RU" fo:font-style="normal" fo:font-weight="bold" officeooo:rsid="0015db20" style:font-weight-asian="bold" style:font-weight-complex="bold"/>
    </style:style>
    <style:style style:name="T48" style:family="text">
      <style:text-properties style:font-name="Arial" fo:font-size="10.5pt" fo:language="en" fo:country="US" fo:font-style="normal" fo:font-weight="normal" officeooo:rsid="0015db20"/>
    </style:style>
    <style:style style:name="T49" style:family="text">
      <style:text-properties style:font-name="Arial" fo:font-size="10.5pt" fo:language="en" fo:country="US" fo:font-style="normal" fo:font-weight="normal" officeooo:rsid="00176275"/>
    </style:style>
    <style:style style:name="T50" style:family="text">
      <style:text-properties style:font-name="Arial" fo:font-size="10.5pt" fo:language="en" fo:country="US" fo:font-style="normal" fo:font-weight="normal" officeooo:rsid="001b5c0d"/>
    </style:style>
    <style:style style:name="T51" style:family="text">
      <style:text-properties style:font-name="Arial" fo:font-size="10.5pt" fo:language="en" fo:country="US" fo:font-style="normal" fo:font-weight="normal" officeooo:rsid="0020c3de"/>
    </style:style>
    <style:style style:name="T52" style:family="text">
      <style:text-properties style:font-name="Arial" fo:font-size="10.5pt" fo:language="en" fo:country="US" fo:font-style="normal" fo:font-weight="normal" officeooo:rsid="002477eb"/>
    </style:style>
    <style:style style:name="T53" style:family="text">
      <style:text-properties style:font-name="Arial" fo:font-size="10.5pt" fo:language="en" fo:country="US" fo:font-style="normal" fo:font-weight="bold" officeooo:rsid="0015db20" style:font-weight-asian="bold" style:font-weight-complex="bold"/>
    </style:style>
    <style:style style:name="T54" style:family="text">
      <style:text-properties style:font-name-complex="Arial" style:font-size-complex="10.5pt" style:font-style-complex="normal" style:font-weight-complex="normal"/>
    </style:style>
    <style:style style:name="T55" style:family="text">
      <style:text-properties officeooo:rsid="0019cb2e"/>
    </style:style>
    <style:style style:name="T56" style:family="text">
      <style:text-properties officeooo:rsid="001b5c0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25698b"/>
    </style:style>
    <style:style style:name="T59" style:family="text">
      <style:text-properties fo:color="#800000" fo:font-size="14pt" fo:language="ru" fo:country="RU" fo:font-weight="bold" officeooo:rsid="0025698b" style:font-size-asian="14pt" style:font-weight-asian="bold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1">Кафедра </text:span><text:span text:style-name="T20">МОЕВМ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6"><text:span text:style-name="Название_20_книги"><text:span text:style-name="T19">ОТЧЕТ</text:span></text:span></text:p>
      <text:p text:style-name="P1"><text:span text:style-name="T23">по лабораторной работе</text:span><text:span text:style-name="T16"> </text:span><text:span text:style-name="T20">№</text:span><text:span text:style-name="T21">1</text:span></text:p>
      <text:p text:style-name="P7"><text:span text:style-name="T1">по дисциплине «</text:span><text:span text:style-name="T2">Программирование</text:span><text:span text:style-name="T1">»</text:span></text:p>
      <text:p text:style-name="P1"><text:span text:style-name="Название_20_книги"><text:span text:style-name="T24">Тема: </text:span></text:span><text:span text:style-name="Название_20_книги"><text:span text:style-name="T25">Создание проекта и работа на </text:span></text:span><text:span text:style-name="Название_20_книги"><text:span text:style-name="T26">GitHub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<text:span text:style-name="T3">Студент гр. 63</text:span><text:span text:style-name="T22">04</text:span></text:p>
          </table:table-cell>
          <table:table-cell table:style-name="Таблица1.B1" office:value-type="string">
            <text:p text:style-name="P28">Программная инженерия</text:p>
          </table:table-cell>
          <table:table-cell table:style-name="Таблица1.A1" office:value-type="string">
            <text:p text:style-name="P9"><text:span text:style-name="T8">Зубов К. А</text:span>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28">Информатика</text:p>
          </table:table-cell>
          <table:table-cell table:style-name="Таблица1.A1" office:value-type="string">
            <text:p text:style-name="P10"><text:span text:style-name="T58">Кринкин К. В.</text:span> </text:p>
          </table:table-cell>
        </table:table-row>
      </table:table>
      <text:p text:style-name="P1"/>
      <text:p text:style-name="P29">Санкт-Петербург</text:p>
      <text:p text:style-name="P8">2016</text:p>
      <text:p text:style-name="Heading"/>
      <text:p text:style-name="Heading"/>
      <text:p text:style-name="Heading"/>
      <text:p text:style-name="Heading"/>
      <text:p text:style-name="Heading"><text:soft-page-break/>Лабораторная работа</text:p>
      <text:p text:style-name="P5">Работа на сервере</text:p>
      <text:p text:style-name="P12"><text:tab/>Цель работы</text:p>
      <text:p text:style-name="P14"><text:span text:style-name="T4"><text:tab/></text:span><text:span text:style-name="T6">Создание </text:span><text:span text:style-name="T12">MakeFile </text:span><text:span text:style-name="T6">и управление кодом с помощью </text:span><text:span text:style-name="T12">git.</text:span></text:p>
      <text:p text:style-name="P11"><text:tab/><text:tab/><text:tab/><text:tab/><text:tab/>Порядок проведения работы.</text:p>
      <text:p text:style-name="P31"><text:span text:style-name="T5">1.</text:span><text:span text:style-name="T6"> </text:span><text:span text:style-name="T8">С</text:span><text:span text:style-name="T6">оздал проект, состоящий из пяти файлов : </text:span><text:span text:style-name="T27">main.c , print_str.c, get_name.c , print_str.h,</text:span><text:span text:style-name="T29">т </text:span><text:span text:style-name="T27">get_name.h в каталоге , </text:span><text:span text:style-name="T29">который содержит моё имя и фамилию и номер лабораторной. </text:span><text:span text:style-name="T27">Файлы содержа</text:span><text:span text:style-name="T29">т </text:span><text:span text:style-name="T27">следующие функции:</text:span></text:p>
      <text:p text:style-name="P30"><text:span text:style-name="T27"><text:tab/></text:span><text:span text:style-name="T33">Файл get_name.c</text:span><text:span text:style-name="T27"> содержит описание функции, которая считывает из входного потока имя <text:tab/>пользователя и возвращает его.</text:span></text:p>
      <text:p text:style-name="P30"><text:span text:style-name="T27"><text:tab/></text:span><text:span text:style-name="T33">Файл get_name.h</text:span><text:span text:style-name="T27"> содержит прототип функции, которая считывает из входного потока имя <text:tab/>пользователя и возвращает его.</text:span></text:p>
      <text:p text:style-name="P30"><text:span text:style-name="T27"><text:tab/></text:span><text:span text:style-name="T33">Файл print_str.c</text:span><text:span text:style-name="T27"> содержит описание функции, которая принимает в качестве аргумента строку и <text:tab/>выводит её (функция ничего не возвращает).</text:span></text:p>
      <text:p text:style-name="P30"><text:span text:style-name="T27"><text:tab/></text:span><text:span text:style-name="T33">Файл print_str.h</text:span><text:span text:style-name="T27"> содедержит прототип функции, которая принимает в качестве аргумента строку и <text:tab/>выводит её (функция ничего не возвращает).</text:span></text:p>
      <text:p text:style-name="P32"><text:span text:style-name="T27"><text:tab/></text:span><text:span text:style-name="T33">Файл main.c</text:span><text:span text:style-name="T27"> содержит главную функцию, которая вызывает функцию из файла get_name.h, <text:tab/>добавляет к результату выполнения функции строку “Hello, ” и передает полученную строку в <text:tab/>функцию вывода стро﻿ки из print_str.h.</text:span></text:p>
      <text:p text:style-name="P19"><text:span text:style-name="T47">2. </text:span><text:span text:style-name="T44">После того, как мой проект был готов, я создал для него </text:span><text:span text:style-name="T53">MakeFile.</text:span><text:span text:style-name="T48"><text:line-break/><text:tab/></text:span><text:span text:style-name="T47">2.1 Содержание и описание функции </text:span><text:span text:style-name="T53">MakeFile <text:s/></text:span><text:span text:style-name="T47">:</text:span></text:p>
      <text:p text:style-name="P19"><text:span text:style-name="T44">main: main.</text:span><text:span text:style-name="T52">c</text:span><text:span text:style-name="T44"> get_name.</text:span><text:span text:style-name="T52">c</text:span><text:span text:style-name="T44"> print_str.</text:span><text:span text:style-name="T52">c</text:span><text:span text:style-name="T44"> <text:s text:c="13"/><text:tab/> <text:s text:c="3"/>// </text:span><text:span text:style-name="T45">происходит линковка, исполняемый файл </text:span><text:span text:style-name="T49">main</text:span></text:p>
      <text:p text:style-name="P19"><text:span text:style-name="T44"><text:s text:c="8"/>gcc main.</text:span><text:span text:style-name="T52">c</text:span><text:span text:style-name="T44"> -o main print_str.</text:span><text:span text:style-name="T52">c</text:span><text:span text:style-name="T44"> get_name.</text:span><text:span text:style-name="T52">c</text:span><text:span text:style-name="T44"> <text:s/>// </text:span><text:span text:style-name="T45">компиляция файлов</text:span></text:p>
      <text:p text:style-name="P19"><text:span text:style-name="T44"><text:s text:c="8"/></text:span></text:p>
      <text:p text:style-name="P20"><text:span text:style-name="T42">3. Работа с репозиторием:</text:span><text:span text:style-name="T40"><text:line-break/> </text:span><text:span text:style-name="T51">a</text:span><text:span text:style-name="T40">. <text:s/></text:span><text:span text:style-name="T50">G</text:span><text:span text:style-name="T40">it clone </text:span><text:a xlink:type="simple" xlink:href="https://github.com/moevm/pr1-2016-6304.git" text:style-name="Internet_20_link" text:visited-style-name="Visited_20_Internet_20_Link"><text:span text:style-name="T40">https://github.com/moevm/pr1-2016-6304.git</text:span></text:a><text:span text:style-name="T40"> — копирование репозитория группы.</text:span></text:p>
      <text:p text:style-name="P21"><text:span text:style-name="T15"><text:s/>b</text:span>. <text:span text:style-name="T13">G</text:span>it checkout -b <text:span text:style-name="T13">ZUBOV_KOSTYA_L_1 </text:span><text:span text:style-name="T56">локально создал новую ветку от ветки </text:span><text:span text:style-name="T13">master.</text:span></text:p>
      <text:p text:style-name="P22"><text:span text:style-name="T15"><text:s/>c</text:span><text:span text:style-name="T13">. Git push origin “ZUBOV_KOSTYA_L_1” - <text:s/></text:span><text:span text:style-name="T56">отправляем изменения на сервер.</text:span></text:p>
      <text:p text:style-name="P22"><text:span text:style-name="T15"><text:s/>d</text:span>. <text:span text:style-name="T11">Git add *.c *.h makefile</text:span></text:p>
      <text:p text:style-name="P25"><text:span text:style-name="T36"><text:s/>e</text:span><text:span text:style-name="T35">. Git commit -m “L_1” - </text:span><text:span text:style-name="T30">комментарий изменений.</text:span></text:p>
      <text:p text:style-name="P25"><text:span text:style-name="T36"><text:s/>f</text:span><text:span text:style-name="T30">. </text:span><text:span text:style-name="T35">Git push origin – </text:span><text:span text:style-name="T30">отправил изменения в репозиторий.</text:span></text:p>
      <text:p text:style-name="P25"><text:span text:style-name="T36"><text:s/>g</text:span><text:span text:style-name="T30">. Создал </text:span><text:span text:style-name="T35">pull request </text:span><text:span text:style-name="T30">в ветку </text:span><text:span text:style-name="T35">master.</text:span></text:p>
      <text:p text:style-name="P23"><text:span text:style-name="T38"><text:s/><text:tab/></text:span><text:span text:style-name="T55">Вывод</text:span></text:p>
      <text:p text:style-name="P14"><text:span text:style-name="T10"><text:tab/></text:span><text:span text:style-name="T6">Освоил </text:span><text:span text:style-name="T9">на практике создание makefile’а для сборки проекта, а так же работу с репозиторием </text:span><text:span text:style-name="T14">github.com, </text:span><text:span text:style-name="T9">основные команды, связанные с индексированием изменений, созданием веток и синхронизации их с удаленным сервером.</text:span></text:p>
      <text:p text:style-name="P15"><text:tab/>Приложение </text:p>
      <text:p text:style-name="P16">makefile :</text:p>
      <text:p text:style-name="P18">main: get_name.c print_str.c main.c</text:p>
      <text:p text:style-name="P18"><text:tab/>gcc -c main get_name.c <text:s/>print_str.c main.c</text:p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88cm" fo:margin-right="0cm" fo:text-indent="0cm" style:auto-text-indent="false" fo:keep-with-next="always"/>
      <style:text-properties fo:language="ru" fo:country="RU" fo:font-weight="bold" style:font-weight-asian="bold" style:font-weight-complex="bold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</dc:title>
    <meta:initial-creator>user</meta:initial-creator>
    <meta:creation-date>2003-09-18T10:01:00</meta:creation-date>
    <dc:date>2016-10-06T10:36:15.154000000</dc:date>
    <meta:editing-cycles>21</meta:editing-cycles>
    <meta:editing-duration>PT1H28M35S</meta:editing-duration>
    <meta:generator>LibreOffice/5.1.4.2$Windows_x86 LibreOffice_project/f99d75f39f1c57ebdd7ffc5f42867c12031db97a</meta:generator>
    <meta:document-statistic meta:table-count="1" meta:image-count="0" meta:object-count="0" meta:page-count="2" meta:paragraph-count="45" meta:word-count="331" meta:character-count="2454" meta:non-whitespace-character-count="2093"/>
  </office:meta>
</office:document-meta>
</file>